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6-12">
            <text:p>12/06/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date" office:date-value="2012-06-14">
            <text:p>14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6-15">
            <text:p>15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 table:number-rows-repeated="1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98])" office:value-type="float" office:value="342">
            <text:p>34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12">
            <text:p>12/06/12</text:p>
          </table:table-cell>
          <table:table-cell office:value-type="float" office:value="1">
            <text:p>1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6">
            <text:p>26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3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6-12">
            <text:p>12/06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date" office:date-value="2012-06-13">
            <text:p>13/06/12</text:p>
          </table:table-cell>
          <table:table-cell office:value-type="float" office:value="3">
            <text:p>3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43">
            <text:p>4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342">
            <text:p>34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6">
            <text:p>26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43">
            <text:p>4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559">
            <text:p>5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15/06/2012</text:date>, <text:time>19:3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15T19:33:57</dc:date>
    <meta:editing-duration>PT1H33M42S</meta:editing-duration>
    <meta:editing-cycles>121</meta:editing-cycles>
    <meta:generator>LibreOffice/3.4$Unix LibreOffice_project/340m1$Build-602</meta:generator>
    <meta:document-statistic meta:table-count="5" meta:cell-count="363" meta:object-count="0"/>
  </office:meta>
</office:document-meta>
</file>